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vor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hauteur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4556" calcext:value-type="float">
            <text:p>455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08" calcext:value-type="float">
            <text:p>8E-05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491" calcext:value-type="float">
            <text:p>449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2E-05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44889" calcext:value-type="float">
            <text:p>4488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43124" calcext:value-type="float">
            <text:p>4312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38926" calcext:value-type="float">
            <text:p>389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09" calcext:value-type="float">
            <text:p>9E-05</text:p>
          </table:table-cell>
          <table:table-cell office:value-type="float" office:value="43924" calcext:value-type="float">
            <text:p>4392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2285" calcext:value-type="float">
            <text:p>422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41824" calcext:value-type="float">
            <text:p>4182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3203" calcext:value-type="float">
            <text:p>4320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2083" calcext:value-type="float">
            <text:p>4208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41860" calcext:value-type="float">
            <text:p>4186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39132" calcext:value-type="float">
            <text:p>3913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42906" calcext:value-type="float">
            <text:p>4290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0009" calcext:value-type="float">
            <text:p>9E-05</text:p>
          </table:table-cell>
          <table:table-cell office:value-type="float" office:value="41609" calcext:value-type="float">
            <text:p>4160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1550" calcext:value-type="float">
            <text:p>4155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4387" calcext:value-type="float">
            <text:p>443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4216" calcext:value-type="float">
            <text:p>4421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39984" calcext:value-type="float">
            <text:p>3998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42468" calcext:value-type="float">
            <text:p>424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41011" calcext:value-type="float">
            <text:p>4101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37898" calcext:value-type="float">
            <text:p>3789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44634" calcext:value-type="float">
            <text:p>4463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54963" calcext:value-type="float">
            <text:p>5496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49955" calcext:value-type="float">
            <text:p>4995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50520" calcext:value-type="float">
            <text:p>5052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0009" calcext:value-type="float">
            <text:p>9E-05</text:p>
          </table:table-cell>
          <table:table-cell office:value-type="float" office:value="48733" calcext:value-type="float">
            <text:p>4873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52875" calcext:value-type="float">
            <text:p>5287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50564" calcext:value-type="float">
            <text:p>5056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47416" calcext:value-type="float">
            <text:p>4741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48193" calcext:value-type="float">
            <text:p>4819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48615" calcext:value-type="float">
            <text:p>486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51528" calcext:value-type="float">
            <text:p>515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41417" calcext:value-type="float">
            <text:p>4141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0051" calcext:value-type="float">
            <text:p>4005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47444" calcext:value-type="float">
            <text:p>4744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40738" calcext:value-type="float">
            <text:p>4073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46098" calcext:value-type="float">
            <text:p>4609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0842" calcext:value-type="float">
            <text:p>408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1795" calcext:value-type="float">
            <text:p>4179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50195" calcext:value-type="float">
            <text:p>5019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1985" calcext:value-type="float">
            <text:p>419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45528" calcext:value-type="float">
            <text:p>455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51138" calcext:value-type="float">
            <text:p>5113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51188" calcext:value-type="float">
            <text:p>5118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45777" calcext:value-type="float">
            <text:p>4577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46901" calcext:value-type="float">
            <text:p>4690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49502" calcext:value-type="float">
            <text:p>4950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47806" calcext:value-type="float">
            <text:p>4780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47019" calcext:value-type="float">
            <text:p>4701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50586" calcext:value-type="float">
            <text:p>5058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47387" calcext:value-type="float">
            <text:p>473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46922" calcext:value-type="float">
            <text:p>4692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51589" calcext:value-type="float">
            <text:p>5158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48697" calcext:value-type="float">
            <text:p>4869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46896" calcext:value-type="float">
            <text:p>4689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9480" calcext:value-type="float">
            <text:p>4948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47080" calcext:value-type="float">
            <text:p>4708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45452" calcext:value-type="float">
            <text:p>454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4936" calcext:value-type="float">
            <text:p>4493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47240" calcext:value-type="float">
            <text:p>4724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49222" calcext:value-type="float">
            <text:p>4922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0009" calcext:value-type="float">
            <text:p>9E-05</text:p>
          </table:table-cell>
          <table:table-cell office:value-type="float" office:value="41674" calcext:value-type="float">
            <text:p>4167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43868" calcext:value-type="float">
            <text:p>438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39263" calcext:value-type="float">
            <text:p>3926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37220" calcext:value-type="float">
            <text:p>3722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39388" calcext:value-type="float">
            <text:p>3938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40980" calcext:value-type="float">
            <text:p>4098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37724" calcext:value-type="float">
            <text:p>3772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34773" calcext:value-type="float">
            <text:p>3477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40926" calcext:value-type="float">
            <text:p>409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33106" calcext:value-type="float">
            <text:p>3310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37981" calcext:value-type="float">
            <text:p>3798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51258" calcext:value-type="float">
            <text:p>5125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44725" calcext:value-type="float">
            <text:p>4472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51137" calcext:value-type="float">
            <text:p>5113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009" calcext:value-type="float">
            <text:p>9E-05</text:p>
          </table:table-cell>
          <table:table-cell office:value-type="float" office:value="50190" calcext:value-type="float">
            <text:p>501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46699" calcext:value-type="float">
            <text:p>4669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55410" calcext:value-type="float">
            <text:p>5541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52566" calcext:value-type="float">
            <text:p>5256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50299" calcext:value-type="float">
            <text:p>5029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009" calcext:value-type="float">
            <text:p>9E-05</text:p>
          </table:table-cell>
          <table:table-cell office:value-type="float" office:value="51115" calcext:value-type="float">
            <text:p>511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53142" calcext:value-type="float">
            <text:p>531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009" calcext:value-type="float">
            <text:p>9E-05</text:p>
          </table:table-cell>
          <table:table-cell office:value-type="float" office:value="48650" calcext:value-type="float">
            <text:p>4865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52558" calcext:value-type="float">
            <text:p>5255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6331" calcext:value-type="float">
            <text:p>4633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5110" calcext:value-type="float">
            <text:p>4511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8935" calcext:value-type="float">
            <text:p>4893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53096" calcext:value-type="float">
            <text:p>5309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55715" calcext:value-type="float">
            <text:p>557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43839" calcext:value-type="float">
            <text:p>4383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46530" calcext:value-type="float">
            <text:p>4653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50227" calcext:value-type="float">
            <text:p>5022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9266" calcext:value-type="float">
            <text:p>4926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48119" calcext:value-type="float">
            <text:p>4811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52913" calcext:value-type="float">
            <text:p>5291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56655" calcext:value-type="float">
            <text:p>5665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09" calcext:value-type="float">
            <text:p>9E-05</text:p>
          </table:table-cell>
          <table:table-cell office:value-type="float" office:value="54262" calcext:value-type="float">
            <text:p>5426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49650" calcext:value-type="float">
            <text:p>4965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49053" calcext:value-type="float">
            <text:p>4905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49195" calcext:value-type="float">
            <text:p>4919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51888" calcext:value-type="float">
            <text:p>5188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49889" calcext:value-type="float">
            <text:p>4988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34293" calcext:value-type="float">
            <text:p>13429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126586" calcext:value-type="float">
            <text:p>12658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123810" calcext:value-type="float">
            <text:p>12381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118434" calcext:value-type="float">
            <text:p>11843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29658" calcext:value-type="float">
            <text:p>12965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24234" calcext:value-type="float">
            <text:p>12423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130032" calcext:value-type="float">
            <text:p>13003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126826" calcext:value-type="float">
            <text:p>1268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21682" calcext:value-type="float">
            <text:p>12168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15468" calcext:value-type="float">
            <text:p>1154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147476" calcext:value-type="float">
            <text:p>14747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140952" calcext:value-type="float">
            <text:p>1409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140668" calcext:value-type="float">
            <text:p>1406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144072" calcext:value-type="float">
            <text:p>14407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152571" calcext:value-type="float">
            <text:p>15257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162440" calcext:value-type="float">
            <text:p>16244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146327" calcext:value-type="float">
            <text:p>14632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139003" calcext:value-type="float">
            <text:p>13900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148169" calcext:value-type="float">
            <text:p>14816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147457" calcext:value-type="float">
            <text:p>14745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130411" calcext:value-type="float">
            <text:p>13041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133365" calcext:value-type="float">
            <text:p>13336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134492" calcext:value-type="float">
            <text:p>13449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121676" calcext:value-type="float">
            <text:p>12167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26058" calcext:value-type="float">
            <text:p>12605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115608" calcext:value-type="float">
            <text:p>11560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133664" calcext:value-type="float">
            <text:p>13366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22968" calcext:value-type="float">
            <text:p>1229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126057" calcext:value-type="float">
            <text:p>12605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122030" calcext:value-type="float">
            <text:p>12203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29999" calcext:value-type="float">
            <text:p>12999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23039" calcext:value-type="float">
            <text:p>12303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141209" calcext:value-type="float">
            <text:p>14120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39187" calcext:value-type="float">
            <text:p>1391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31508" calcext:value-type="float">
            <text:p>13150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43894" calcext:value-type="float">
            <text:p>14389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139141" calcext:value-type="float">
            <text:p>1391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47326" calcext:value-type="float">
            <text:p>1473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33143" calcext:value-type="float">
            <text:p>13314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133794" calcext:value-type="float">
            <text:p>13379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19041" calcext:value-type="float">
            <text:p>1190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04440" calcext:value-type="float">
            <text:p>10444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108962" calcext:value-type="float">
            <text:p>10896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119779" calcext:value-type="float">
            <text:p>11977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123975" calcext:value-type="float">
            <text:p>12397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118404" calcext:value-type="float">
            <text:p>11840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14113" calcext:value-type="float">
            <text:p>11411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122392" calcext:value-type="float">
            <text:p>12239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16351" calcext:value-type="float">
            <text:p>11635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114490" calcext:value-type="float">
            <text:p>1144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18751" calcext:value-type="float">
            <text:p>11875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14482" calcext:value-type="float">
            <text:p>11448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118775" calcext:value-type="float">
            <text:p>11877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133960" calcext:value-type="float">
            <text:p>13396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123785" calcext:value-type="float">
            <text:p>1237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32743" calcext:value-type="float">
            <text:p>13274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124490" calcext:value-type="float">
            <text:p>1244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29958" calcext:value-type="float">
            <text:p>12995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35248" calcext:value-type="float">
            <text:p>13524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20958" calcext:value-type="float">
            <text:p>12095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135973" calcext:value-type="float">
            <text:p>13597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120234" calcext:value-type="float">
            <text:p>12023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123690" calcext:value-type="float">
            <text:p>1236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148273" calcext:value-type="float">
            <text:p>14827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134302" calcext:value-type="float">
            <text:p>13430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129610" calcext:value-type="float">
            <text:p>12961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154970" calcext:value-type="float">
            <text:p>1549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32225" calcext:value-type="float">
            <text:p>13222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137234" calcext:value-type="float">
            <text:p>13723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126270" calcext:value-type="float">
            <text:p>1262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133759" calcext:value-type="float">
            <text:p>13375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32926" calcext:value-type="float">
            <text:p>1329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121315" calcext:value-type="float">
            <text:p>1213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33192" calcext:value-type="float">
            <text:p>13319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136024" calcext:value-type="float">
            <text:p>13602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37451" calcext:value-type="float">
            <text:p>13745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137975" calcext:value-type="float">
            <text:p>13797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38190" calcext:value-type="float">
            <text:p>1381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131304" calcext:value-type="float">
            <text:p>13130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135478" calcext:value-type="float">
            <text:p>13547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131530" calcext:value-type="float">
            <text:p>13153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17886" calcext:value-type="float">
            <text:p>11788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123226" calcext:value-type="float">
            <text:p>1232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136433" calcext:value-type="float">
            <text:p>13643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125915" calcext:value-type="float">
            <text:p>1259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127990" calcext:value-type="float">
            <text:p>1279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123741" calcext:value-type="float">
            <text:p>1237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127480" calcext:value-type="float">
            <text:p>12748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22131" calcext:value-type="float">
            <text:p>12213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135068" calcext:value-type="float">
            <text:p>1350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23941" calcext:value-type="float">
            <text:p>1239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32418" calcext:value-type="float">
            <text:p>13241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29432" calcext:value-type="float">
            <text:p>12943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130104" calcext:value-type="float">
            <text:p>13010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123194" calcext:value-type="float">
            <text:p>12319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24025" calcext:value-type="float">
            <text:p>12402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125595" calcext:value-type="float">
            <text:p>12559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28199" calcext:value-type="float">
            <text:p>12819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129123" calcext:value-type="float">
            <text:p>12912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126077" calcext:value-type="float">
            <text:p>12607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1350967" calcext:value-type="float">
            <text:p>135096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1313381" calcext:value-type="float">
            <text:p>131338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1489509" calcext:value-type="float">
            <text:p>148950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1393307" calcext:value-type="float">
            <text:p>139330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1353634" calcext:value-type="float">
            <text:p>135363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1415113" calcext:value-type="float">
            <text:p>141511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1338610" calcext:value-type="float">
            <text:p>133861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1358222" calcext:value-type="float">
            <text:p>135822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1415395" calcext:value-type="float">
            <text:p>141539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1289685" calcext:value-type="float">
            <text:p>12896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1364828" calcext:value-type="float">
            <text:p>13648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1416738" calcext:value-type="float">
            <text:p>141673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1360180" calcext:value-type="float">
            <text:p>136018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487326" calcext:value-type="float">
            <text:p>14873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1399675" calcext:value-type="float">
            <text:p>139967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1362408" calcext:value-type="float">
            <text:p>136240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1435894" calcext:value-type="float">
            <text:p>143589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1361438" calcext:value-type="float">
            <text:p>136143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001077" calcext:value-type="float">
            <text:p>0.001077</text:p>
          </table:table-cell>
          <table:table-cell office:value-type="float" office:value="1437788" calcext:value-type="float">
            <text:p>143778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1383800" calcext:value-type="float">
            <text:p>138380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1437109" calcext:value-type="float">
            <text:p>143710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1489541" calcext:value-type="float">
            <text:p>14895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1430548" calcext:value-type="float">
            <text:p>143054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1428600" calcext:value-type="float">
            <text:p>142860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1396624" calcext:value-type="float">
            <text:p>139662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001077" calcext:value-type="float">
            <text:p>0.001077</text:p>
          </table:table-cell>
          <table:table-cell office:value-type="float" office:value="1466006" calcext:value-type="float">
            <text:p>146600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1436017" calcext:value-type="float">
            <text:p>143601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1397925" calcext:value-type="float">
            <text:p>139792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484083" calcext:value-type="float">
            <text:p>148408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1437436" calcext:value-type="float">
            <text:p>143743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1438705" calcext:value-type="float">
            <text:p>143870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1513529" calcext:value-type="float">
            <text:p>151352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1509953" calcext:value-type="float">
            <text:p>150995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1445199" calcext:value-type="float">
            <text:p>144519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1445598" calcext:value-type="float">
            <text:p>144559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1539092" calcext:value-type="float">
            <text:p>153909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1478443" calcext:value-type="float">
            <text:p>147844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1582054" calcext:value-type="float">
            <text:p>158205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1484403" calcext:value-type="float">
            <text:p>148440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1432154" calcext:value-type="float">
            <text:p>143215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1529159" calcext:value-type="float">
            <text:p>152915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1371320" calcext:value-type="float">
            <text:p>137132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1447453" calcext:value-type="float">
            <text:p>144745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1361868" calcext:value-type="float">
            <text:p>13618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1466781" calcext:value-type="float">
            <text:p>146678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1509575" calcext:value-type="float">
            <text:p>150957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1029" calcext:value-type="float">
            <text:p>0.001029</text:p>
          </table:table-cell>
          <table:table-cell office:value-type="float" office:value="1365659" calcext:value-type="float">
            <text:p>136565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1447669" calcext:value-type="float">
            <text:p>144766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1412750" calcext:value-type="float">
            <text:p>141275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1516357" calcext:value-type="float">
            <text:p>151635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1452762" calcext:value-type="float">
            <text:p>145276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1455707" calcext:value-type="float">
            <text:p>145570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1484541" calcext:value-type="float">
            <text:p>14845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1440831" calcext:value-type="float">
            <text:p>144083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1524262" calcext:value-type="float">
            <text:p>152426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1646278" calcext:value-type="float">
            <text:p>164627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1489684" calcext:value-type="float">
            <text:p>148968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1525423" calcext:value-type="float">
            <text:p>152542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1489063" calcext:value-type="float">
            <text:p>148906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1471896" calcext:value-type="float">
            <text:p>147189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001063" calcext:value-type="float">
            <text:p>0.001063</text:p>
          </table:table-cell>
          <table:table-cell office:value-type="float" office:value="1492709" calcext:value-type="float">
            <text:p>149270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1457126" calcext:value-type="float">
            <text:p>14571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1445418" calcext:value-type="float">
            <text:p>144541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1438148" calcext:value-type="float">
            <text:p>143814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1479461" calcext:value-type="float">
            <text:p>147946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1477686" calcext:value-type="float">
            <text:p>147768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1411232" calcext:value-type="float">
            <text:p>141123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1438597" calcext:value-type="float">
            <text:p>143859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1472802" calcext:value-type="float">
            <text:p>147280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1399513" calcext:value-type="float">
            <text:p>139951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1418987" calcext:value-type="float">
            <text:p>14189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1483822" calcext:value-type="float">
            <text:p>148382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1516214" calcext:value-type="float">
            <text:p>151621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1522660" calcext:value-type="float">
            <text:p>152266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1514668" calcext:value-type="float">
            <text:p>15146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1498952" calcext:value-type="float">
            <text:p>14989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1507616" calcext:value-type="float">
            <text:p>150761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1525342" calcext:value-type="float">
            <text:p>15253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1445116" calcext:value-type="float">
            <text:p>144511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1533765" calcext:value-type="float">
            <text:p>153376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1469636" calcext:value-type="float">
            <text:p>146963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1311510" calcext:value-type="float">
            <text:p>131151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1415930" calcext:value-type="float">
            <text:p>141593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1497616" calcext:value-type="float">
            <text:p>149761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1435919" calcext:value-type="float">
            <text:p>143591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1484931" calcext:value-type="float">
            <text:p>148493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1439802" calcext:value-type="float">
            <text:p>143980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1419007" calcext:value-type="float">
            <text:p>141900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1549887" calcext:value-type="float">
            <text:p>15498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1486783" calcext:value-type="float">
            <text:p>148678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1367358" calcext:value-type="float">
            <text:p>136735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1337" calcext:value-type="float">
            <text:p>0.001337</text:p>
          </table:table-cell>
          <table:table-cell office:value-type="float" office:value="1414758" calcext:value-type="float">
            <text:p>141475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1404792" calcext:value-type="float">
            <text:p>140479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1297308" calcext:value-type="float">
            <text:p>129730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1342570" calcext:value-type="float">
            <text:p>13425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1421727" calcext:value-type="float">
            <text:p>142172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1459565" calcext:value-type="float">
            <text:p>145956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1359815" calcext:value-type="float">
            <text:p>13598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1374565" calcext:value-type="float">
            <text:p>137456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1418311" calcext:value-type="float">
            <text:p>141831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2267" calcext:value-type="float">
            <text:p>0.002267</text:p>
          </table:table-cell>
          <table:table-cell office:value-type="float" office:value="4387418" calcext:value-type="float">
            <text:p>438741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4355049" calcext:value-type="float">
            <text:p>435504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4168275" calcext:value-type="float">
            <text:p>416827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2192" calcext:value-type="float">
            <text:p>0.002192</text:p>
          </table:table-cell>
          <table:table-cell office:value-type="float" office:value="4368505" calcext:value-type="float">
            <text:p>436850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4085114" calcext:value-type="float">
            <text:p>408511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4049895" calcext:value-type="float">
            <text:p>404989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2714" calcext:value-type="float">
            <text:p>0.002714</text:p>
          </table:table-cell>
          <table:table-cell office:value-type="float" office:value="4409797" calcext:value-type="float">
            <text:p>440979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2202" calcext:value-type="float">
            <text:p>0.002202</text:p>
          </table:table-cell>
          <table:table-cell office:value-type="float" office:value="4347128" calcext:value-type="float">
            <text:p>43471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4260062" calcext:value-type="float">
            <text:p>426006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2224" calcext:value-type="float">
            <text:p>0.002224</text:p>
          </table:table-cell>
          <table:table-cell office:value-type="float" office:value="4146315" calcext:value-type="float">
            <text:p>41463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4008116" calcext:value-type="float">
            <text:p>400811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4243235" calcext:value-type="float">
            <text:p>424323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4075682" calcext:value-type="float">
            <text:p>407568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4063435" calcext:value-type="float">
            <text:p>406343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2277" calcext:value-type="float">
            <text:p>0.002277</text:p>
          </table:table-cell>
          <table:table-cell office:value-type="float" office:value="4256321" calcext:value-type="float">
            <text:p>425632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2439" calcext:value-type="float">
            <text:p>0.002439</text:p>
          </table:table-cell>
          <table:table-cell office:value-type="float" office:value="4032810" calcext:value-type="float">
            <text:p>403281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4188353" calcext:value-type="float">
            <text:p>418835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4025660" calcext:value-type="float">
            <text:p>402566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2204" calcext:value-type="float">
            <text:p>0.002204</text:p>
          </table:table-cell>
          <table:table-cell office:value-type="float" office:value="4145163" calcext:value-type="float">
            <text:p>414516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4108878" calcext:value-type="float">
            <text:p>410887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002237" calcext:value-type="float">
            <text:p>0.002237</text:p>
          </table:table-cell>
          <table:table-cell office:value-type="float" office:value="4372019" calcext:value-type="float">
            <text:p>437201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002286" calcext:value-type="float">
            <text:p>0.002286</text:p>
          </table:table-cell>
          <table:table-cell office:value-type="float" office:value="4352371" calcext:value-type="float">
            <text:p>435237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4033628" calcext:value-type="float">
            <text:p>40336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4479380" calcext:value-type="float">
            <text:p>447938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002308" calcext:value-type="float">
            <text:p>0.002308</text:p>
          </table:table-cell>
          <table:table-cell office:value-type="float" office:value="4053201" calcext:value-type="float">
            <text:p>405320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3965407" calcext:value-type="float">
            <text:p>396540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4017799" calcext:value-type="float">
            <text:p>401779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4296691" calcext:value-type="float">
            <text:p>429669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4128481" calcext:value-type="float">
            <text:p>412848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4060882" calcext:value-type="float">
            <text:p>406088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4031665" calcext:value-type="float">
            <text:p>403166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2171" calcext:value-type="float">
            <text:p>0.002171</text:p>
          </table:table-cell>
          <table:table-cell office:value-type="float" office:value="4125066" calcext:value-type="float">
            <text:p>412506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4166841" calcext:value-type="float">
            <text:p>41668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2285" calcext:value-type="float">
            <text:p>0.002285</text:p>
          </table:table-cell>
          <table:table-cell office:value-type="float" office:value="4029447" calcext:value-type="float">
            <text:p>402944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3919705" calcext:value-type="float">
            <text:p>391970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3849888" calcext:value-type="float">
            <text:p>384988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2558" calcext:value-type="float">
            <text:p>0.002558</text:p>
          </table:table-cell>
          <table:table-cell office:value-type="float" office:value="4167060" calcext:value-type="float">
            <text:p>416706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4155169" calcext:value-type="float">
            <text:p>415516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4032072" calcext:value-type="float">
            <text:p>403207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4217230" calcext:value-type="float">
            <text:p>421723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0023" calcext:value-type="float">
            <text:p>0.0023</text:p>
          </table:table-cell>
          <table:table-cell office:value-type="float" office:value="3687635" calcext:value-type="float">
            <text:p>368763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3807487" calcext:value-type="float">
            <text:p>38074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002223" calcext:value-type="float">
            <text:p>0.002223</text:p>
          </table:table-cell>
          <table:table-cell office:value-type="float" office:value="3837653" calcext:value-type="float">
            <text:p>383765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3829387" calcext:value-type="float">
            <text:p>38293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3829903" calcext:value-type="float">
            <text:p>382990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002878" calcext:value-type="float">
            <text:p>0.002878</text:p>
          </table:table-cell>
          <table:table-cell office:value-type="float" office:value="3772145" calcext:value-type="float">
            <text:p>377214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002267" calcext:value-type="float">
            <text:p>0.002267</text:p>
          </table:table-cell>
          <table:table-cell office:value-type="float" office:value="3858929" calcext:value-type="float">
            <text:p>385892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3756383" calcext:value-type="float">
            <text:p>375638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3834639" calcext:value-type="float">
            <text:p>383463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4012290" calcext:value-type="float">
            <text:p>40122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3958565" calcext:value-type="float">
            <text:p>395856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4053383" calcext:value-type="float">
            <text:p>405338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3982223" calcext:value-type="float">
            <text:p>398222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4229242" calcext:value-type="float">
            <text:p>42292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4206064" calcext:value-type="float">
            <text:p>420606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4001338" calcext:value-type="float">
            <text:p>400133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002238" calcext:value-type="float">
            <text:p>0.002238</text:p>
          </table:table-cell>
          <table:table-cell office:value-type="float" office:value="4130571" calcext:value-type="float">
            <text:p>413057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3914850" calcext:value-type="float">
            <text:p>391485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3897529" calcext:value-type="float">
            <text:p>389752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3929676" calcext:value-type="float">
            <text:p>392967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002199" calcext:value-type="float">
            <text:p>0.002199</text:p>
          </table:table-cell>
          <table:table-cell office:value-type="float" office:value="3803984" calcext:value-type="float">
            <text:p>380398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002283" calcext:value-type="float">
            <text:p>0.002283</text:p>
          </table:table-cell>
          <table:table-cell office:value-type="float" office:value="3897474" calcext:value-type="float">
            <text:p>389747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3768277" calcext:value-type="float">
            <text:p>376827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3943186" calcext:value-type="float">
            <text:p>394318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002274" calcext:value-type="float">
            <text:p>0.002274</text:p>
          </table:table-cell>
          <table:table-cell office:value-type="float" office:value="3987441" calcext:value-type="float">
            <text:p>39874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002603" calcext:value-type="float">
            <text:p>0.002603</text:p>
          </table:table-cell>
          <table:table-cell office:value-type="float" office:value="4072477" calcext:value-type="float">
            <text:p>407247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3900059" calcext:value-type="float">
            <text:p>390005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4030842" calcext:value-type="float">
            <text:p>40308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3962359" calcext:value-type="float">
            <text:p>396235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4019178" calcext:value-type="float">
            <text:p>401917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4209852" calcext:value-type="float">
            <text:p>42098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2473" calcext:value-type="float">
            <text:p>0.002473</text:p>
          </table:table-cell>
          <table:table-cell office:value-type="float" office:value="4273625" calcext:value-type="float">
            <text:p>427362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4052805" calcext:value-type="float">
            <text:p>405280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2277" calcext:value-type="float">
            <text:p>0.002277</text:p>
          </table:table-cell>
          <table:table-cell office:value-type="float" office:value="4020559" calcext:value-type="float">
            <text:p>402055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4033478" calcext:value-type="float">
            <text:p>403347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23" calcext:value-type="float">
            <text:p>0.0023</text:p>
          </table:table-cell>
          <table:table-cell office:value-type="float" office:value="4186546" calcext:value-type="float">
            <text:p>418654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2325" calcext:value-type="float">
            <text:p>0.002325</text:p>
          </table:table-cell>
          <table:table-cell office:value-type="float" office:value="4362477" calcext:value-type="float">
            <text:p>436247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4012767" calcext:value-type="float">
            <text:p>401276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2314" calcext:value-type="float">
            <text:p>0.002314</text:p>
          </table:table-cell>
          <table:table-cell office:value-type="float" office:value="4176149" calcext:value-type="float">
            <text:p>417614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4276811" calcext:value-type="float">
            <text:p>427681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3882596" calcext:value-type="float">
            <text:p>388259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002703" calcext:value-type="float">
            <text:p>0.002703</text:p>
          </table:table-cell>
          <table:table-cell office:value-type="float" office:value="3868250" calcext:value-type="float">
            <text:p>386825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002268" calcext:value-type="float">
            <text:p>0.002268</text:p>
          </table:table-cell>
          <table:table-cell office:value-type="float" office:value="4129817" calcext:value-type="float">
            <text:p>412981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3993641" calcext:value-type="float">
            <text:p>39936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3913990" calcext:value-type="float">
            <text:p>39139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4027813" calcext:value-type="float">
            <text:p>402781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3839218" calcext:value-type="float">
            <text:p>383921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002506" calcext:value-type="float">
            <text:p>0.002506</text:p>
          </table:table-cell>
          <table:table-cell office:value-type="float" office:value="4076699" calcext:value-type="float">
            <text:p>407669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4008535" calcext:value-type="float">
            <text:p>400853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0.002488" calcext:value-type="float">
            <text:p>0.002488</text:p>
          </table:table-cell>
          <table:table-cell office:value-type="float" office:value="4134817" calcext:value-type="float">
            <text:p>413481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2642" calcext:value-type="float">
            <text:p>0.002642</text:p>
          </table:table-cell>
          <table:table-cell office:value-type="float" office:value="4420054" calcext:value-type="float">
            <text:p>442005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2262" calcext:value-type="float">
            <text:p>0.002262</text:p>
          </table:table-cell>
          <table:table-cell office:value-type="float" office:value="4378007" calcext:value-type="float">
            <text:p>437800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4378002" calcext:value-type="float">
            <text:p>437800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4552767" calcext:value-type="float">
            <text:p>455276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4510570" calcext:value-type="float">
            <text:p>45105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4508834" calcext:value-type="float">
            <text:p>450883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4396823" calcext:value-type="float">
            <text:p>439682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4340830" calcext:value-type="float">
            <text:p>434083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4315215" calcext:value-type="float">
            <text:p>43152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2236" calcext:value-type="float">
            <text:p>0.002236</text:p>
          </table:table-cell>
          <table:table-cell office:value-type="float" office:value="4487958" calcext:value-type="float">
            <text:p>448795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0.012573" calcext:value-type="float">
            <text:p>0.012573</text:p>
          </table:table-cell>
          <table:table-cell office:value-type="float" office:value="44512363" calcext:value-type="float">
            <text:p>4451236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0.012437" calcext:value-type="float">
            <text:p>0.012437</text:p>
          </table:table-cell>
          <table:table-cell office:value-type="float" office:value="43218272" calcext:value-type="float">
            <text:p>4321827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0.012448" calcext:value-type="float">
            <text:p>0.012448</text:p>
          </table:table-cell>
          <table:table-cell office:value-type="float" office:value="44632675" calcext:value-type="float">
            <text:p>4463267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0.012548" calcext:value-type="float">
            <text:p>0.012548</text:p>
          </table:table-cell>
          <table:table-cell office:value-type="float" office:value="44395025" calcext:value-type="float">
            <text:p>4439502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0.012515" calcext:value-type="float">
            <text:p>0.012515</text:p>
          </table:table-cell>
          <table:table-cell office:value-type="float" office:value="44160725" calcext:value-type="float">
            <text:p>4416072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0.012483" calcext:value-type="float">
            <text:p>0.012483</text:p>
          </table:table-cell>
          <table:table-cell office:value-type="float" office:value="44294401" calcext:value-type="float">
            <text:p>4429440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0.012799" calcext:value-type="float">
            <text:p>0.012799</text:p>
          </table:table-cell>
          <table:table-cell office:value-type="float" office:value="45925366" calcext:value-type="float">
            <text:p>4592536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0.012445" calcext:value-type="float">
            <text:p>0.012445</text:p>
          </table:table-cell>
          <table:table-cell office:value-type="float" office:value="44833874" calcext:value-type="float">
            <text:p>4483387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0.012462" calcext:value-type="float">
            <text:p>0.012462</text:p>
          </table:table-cell>
          <table:table-cell office:value-type="float" office:value="45411774" calcext:value-type="float">
            <text:p>4541177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0.012434" calcext:value-type="float">
            <text:p>0.012434</text:p>
          </table:table-cell>
          <table:table-cell office:value-type="float" office:value="44237739" calcext:value-type="float">
            <text:p>4423773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0.012554" calcext:value-type="float">
            <text:p>0.012554</text:p>
          </table:table-cell>
          <table:table-cell office:value-type="float" office:value="47406282" calcext:value-type="float">
            <text:p>4740628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0.012486" calcext:value-type="float">
            <text:p>0.012486</text:p>
          </table:table-cell>
          <table:table-cell office:value-type="float" office:value="47730025" calcext:value-type="float">
            <text:p>4773002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0.012818" calcext:value-type="float">
            <text:p>0.012818</text:p>
          </table:table-cell>
          <table:table-cell office:value-type="float" office:value="46108384" calcext:value-type="float">
            <text:p>4610838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0.013351" calcext:value-type="float">
            <text:p>0.013351</text:p>
          </table:table-cell>
          <table:table-cell office:value-type="float" office:value="47313519" calcext:value-type="float">
            <text:p>4731351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0.013986" calcext:value-type="float">
            <text:p>0.013986</text:p>
          </table:table-cell>
          <table:table-cell office:value-type="float" office:value="48514405" calcext:value-type="float">
            <text:p>4851440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0.016524" calcext:value-type="float">
            <text:p>0.016524</text:p>
          </table:table-cell>
          <table:table-cell office:value-type="float" office:value="48745345" calcext:value-type="float">
            <text:p>4874534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0.016341" calcext:value-type="float">
            <text:p>0.016341</text:p>
          </table:table-cell>
          <table:table-cell office:value-type="float" office:value="47669108" calcext:value-type="float">
            <text:p>4766910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0.014946" calcext:value-type="float">
            <text:p>0.014946</text:p>
          </table:table-cell>
          <table:table-cell office:value-type="float" office:value="46475155" calcext:value-type="float">
            <text:p>4647515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0.015317" calcext:value-type="float">
            <text:p>0.015317</text:p>
          </table:table-cell>
          <table:table-cell office:value-type="float" office:value="47946184" calcext:value-type="float">
            <text:p>4794618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47237028" calcext:value-type="float">
            <text:p>472370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0.012358" calcext:value-type="float">
            <text:p>0.012358</text:p>
          </table:table-cell>
          <table:table-cell office:value-type="float" office:value="46756868" calcext:value-type="float">
            <text:p>467568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0.012345" calcext:value-type="float">
            <text:p>0.012345</text:p>
          </table:table-cell>
          <table:table-cell office:value-type="float" office:value="46779370" calcext:value-type="float">
            <text:p>467793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0.012384" calcext:value-type="float">
            <text:p>0.012384</text:p>
          </table:table-cell>
          <table:table-cell office:value-type="float" office:value="47361342" calcext:value-type="float">
            <text:p>473613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46179485" calcext:value-type="float">
            <text:p>461794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47136402" calcext:value-type="float">
            <text:p>4713640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0.012402" calcext:value-type="float">
            <text:p>0.012402</text:p>
          </table:table-cell>
          <table:table-cell office:value-type="float" office:value="48183084" calcext:value-type="float">
            <text:p>4818308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47083380" calcext:value-type="float">
            <text:p>4708338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0.012385" calcext:value-type="float">
            <text:p>0.012385</text:p>
          </table:table-cell>
          <table:table-cell office:value-type="float" office:value="46047751" calcext:value-type="float">
            <text:p>4604775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0.012484" calcext:value-type="float">
            <text:p>0.012484</text:p>
          </table:table-cell>
          <table:table-cell office:value-type="float" office:value="46976861" calcext:value-type="float">
            <text:p>4697686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0.012464" calcext:value-type="float">
            <text:p>0.012464</text:p>
          </table:table-cell>
          <table:table-cell office:value-type="float" office:value="46830980" calcext:value-type="float">
            <text:p>4683098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0.012462" calcext:value-type="float">
            <text:p>0.012462</text:p>
          </table:table-cell>
          <table:table-cell office:value-type="float" office:value="45857365" calcext:value-type="float">
            <text:p>4585736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0.012436" calcext:value-type="float">
            <text:p>0.012436</text:p>
          </table:table-cell>
          <table:table-cell office:value-type="float" office:value="45781703" calcext:value-type="float">
            <text:p>4578170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0.012462" calcext:value-type="float">
            <text:p>0.012462</text:p>
          </table:table-cell>
          <table:table-cell office:value-type="float" office:value="48142870" calcext:value-type="float">
            <text:p>481428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0.012515" calcext:value-type="float">
            <text:p>0.012515</text:p>
          </table:table-cell>
          <table:table-cell office:value-type="float" office:value="45299540" calcext:value-type="float">
            <text:p>4529954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0.012439" calcext:value-type="float">
            <text:p>0.012439</text:p>
          </table:table-cell>
          <table:table-cell office:value-type="float" office:value="47109374" calcext:value-type="float">
            <text:p>4710937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47385142" calcext:value-type="float">
            <text:p>473851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0.012553" calcext:value-type="float">
            <text:p>0.012553</text:p>
          </table:table-cell>
          <table:table-cell office:value-type="float" office:value="46375072" calcext:value-type="float">
            <text:p>4637507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0.012436" calcext:value-type="float">
            <text:p>0.012436</text:p>
          </table:table-cell>
          <table:table-cell office:value-type="float" office:value="45875693" calcext:value-type="float">
            <text:p>4587569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47631455" calcext:value-type="float">
            <text:p>4763145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0.012457" calcext:value-type="float">
            <text:p>0.012457</text:p>
          </table:table-cell>
          <table:table-cell office:value-type="float" office:value="47000552" calcext:value-type="float">
            <text:p>470005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0.0125" calcext:value-type="float">
            <text:p>0.0125</text:p>
          </table:table-cell>
          <table:table-cell office:value-type="float" office:value="44995001" calcext:value-type="float">
            <text:p>4499500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0.012563" calcext:value-type="float">
            <text:p>0.012563</text:p>
          </table:table-cell>
          <table:table-cell office:value-type="float" office:value="44419749" calcext:value-type="float">
            <text:p>4441974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45446508" calcext:value-type="float">
            <text:p>4544650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43370944" calcext:value-type="float">
            <text:p>4337094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44562624" calcext:value-type="float">
            <text:p>4456262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44849288" calcext:value-type="float">
            <text:p>4484928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0.012626" calcext:value-type="float">
            <text:p>0.012626</text:p>
          </table:table-cell>
          <table:table-cell office:value-type="float" office:value="44704174" calcext:value-type="float">
            <text:p>4470417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0.012517" calcext:value-type="float">
            <text:p>0.012517</text:p>
          </table:table-cell>
          <table:table-cell office:value-type="float" office:value="43852950" calcext:value-type="float">
            <text:p>4385295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0.012531" calcext:value-type="float">
            <text:p>0.012531</text:p>
          </table:table-cell>
          <table:table-cell office:value-type="float" office:value="45169290" calcext:value-type="float">
            <text:p>451692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44748934" calcext:value-type="float">
            <text:p>4474893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0.012462" calcext:value-type="float">
            <text:p>0.012462</text:p>
          </table:table-cell>
          <table:table-cell office:value-type="float" office:value="44901149" calcext:value-type="float">
            <text:p>4490114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0.012508" calcext:value-type="float">
            <text:p>0.012508</text:p>
          </table:table-cell>
          <table:table-cell office:value-type="float" office:value="44332060" calcext:value-type="float">
            <text:p>4433206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44695783" calcext:value-type="float">
            <text:p>4469578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0.012492" calcext:value-type="float">
            <text:p>0.012492</text:p>
          </table:table-cell>
          <table:table-cell office:value-type="float" office:value="43866619" calcext:value-type="float">
            <text:p>4386661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44442026" calcext:value-type="float">
            <text:p>444420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42089980" calcext:value-type="float">
            <text:p>4208998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0.012495" calcext:value-type="float">
            <text:p>0.012495</text:p>
          </table:table-cell>
          <table:table-cell office:value-type="float" office:value="43388499" calcext:value-type="float">
            <text:p>4338849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0.012479" calcext:value-type="float">
            <text:p>0.012479</text:p>
          </table:table-cell>
          <table:table-cell office:value-type="float" office:value="44375753" calcext:value-type="float">
            <text:p>4437575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0.012462" calcext:value-type="float">
            <text:p>0.012462</text:p>
          </table:table-cell>
          <table:table-cell office:value-type="float" office:value="44701587" calcext:value-type="float">
            <text:p>447015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0.012481" calcext:value-type="float">
            <text:p>0.012481</text:p>
          </table:table-cell>
          <table:table-cell office:value-type="float" office:value="44713712" calcext:value-type="float">
            <text:p>4471371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0.012909" calcext:value-type="float">
            <text:p>0.012909</text:p>
          </table:table-cell>
          <table:table-cell office:value-type="float" office:value="45880251" calcext:value-type="float">
            <text:p>4588025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0.012492" calcext:value-type="float">
            <text:p>0.012492</text:p>
          </table:table-cell>
          <table:table-cell office:value-type="float" office:value="44588876" calcext:value-type="float">
            <text:p>4458887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0.012499" calcext:value-type="float">
            <text:p>0.012499</text:p>
          </table:table-cell>
          <table:table-cell office:value-type="float" office:value="45434610" calcext:value-type="float">
            <text:p>4543461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0.0125" calcext:value-type="float">
            <text:p>0.0125</text:p>
          </table:table-cell>
          <table:table-cell office:value-type="float" office:value="45563848" calcext:value-type="float">
            <text:p>4556384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0.012937" calcext:value-type="float">
            <text:p>0.012937</text:p>
          </table:table-cell>
          <table:table-cell office:value-type="float" office:value="44512952" calcext:value-type="float">
            <text:p>445129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0.012485" calcext:value-type="float">
            <text:p>0.012485</text:p>
          </table:table-cell>
          <table:table-cell office:value-type="float" office:value="45120054" calcext:value-type="float">
            <text:p>4512005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0.012445" calcext:value-type="float">
            <text:p>0.012445</text:p>
          </table:table-cell>
          <table:table-cell office:value-type="float" office:value="44442309" calcext:value-type="float">
            <text:p>4444230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0.012479" calcext:value-type="float">
            <text:p>0.012479</text:p>
          </table:table-cell>
          <table:table-cell office:value-type="float" office:value="44413849" calcext:value-type="float">
            <text:p>4441384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0.012437" calcext:value-type="float">
            <text:p>0.012437</text:p>
          </table:table-cell>
          <table:table-cell office:value-type="float" office:value="46669942" calcext:value-type="float">
            <text:p>466699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0.012529" calcext:value-type="float">
            <text:p>0.012529</text:p>
          </table:table-cell>
          <table:table-cell office:value-type="float" office:value="44283457" calcext:value-type="float">
            <text:p>4428345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0.012427" calcext:value-type="float">
            <text:p>0.012427</text:p>
          </table:table-cell>
          <table:table-cell office:value-type="float" office:value="46868510" calcext:value-type="float">
            <text:p>4686851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0.012415" calcext:value-type="float">
            <text:p>0.012415</text:p>
          </table:table-cell>
          <table:table-cell office:value-type="float" office:value="44906224" calcext:value-type="float">
            <text:p>4490622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0.012438" calcext:value-type="float">
            <text:p>0.012438</text:p>
          </table:table-cell>
          <table:table-cell office:value-type="float" office:value="47437401" calcext:value-type="float">
            <text:p>4743740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46960340" calcext:value-type="float">
            <text:p>4696034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0.012519" calcext:value-type="float">
            <text:p>0.012519</text:p>
          </table:table-cell>
          <table:table-cell office:value-type="float" office:value="46375285" calcext:value-type="float">
            <text:p>463752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0.012885" calcext:value-type="float">
            <text:p>0.012885</text:p>
          </table:table-cell>
          <table:table-cell office:value-type="float" office:value="46242356" calcext:value-type="float">
            <text:p>4624235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0.012427" calcext:value-type="float">
            <text:p>0.012427</text:p>
          </table:table-cell>
          <table:table-cell office:value-type="float" office:value="46095142" calcext:value-type="float">
            <text:p>460951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0.012469" calcext:value-type="float">
            <text:p>0.012469</text:p>
          </table:table-cell>
          <table:table-cell office:value-type="float" office:value="46377818" calcext:value-type="float">
            <text:p>4637781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0.012428" calcext:value-type="float">
            <text:p>0.012428</text:p>
          </table:table-cell>
          <table:table-cell office:value-type="float" office:value="45657776" calcext:value-type="float">
            <text:p>4565777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0.012467" calcext:value-type="float">
            <text:p>0.012467</text:p>
          </table:table-cell>
          <table:table-cell office:value-type="float" office:value="46707042" calcext:value-type="float">
            <text:p>467070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47611293" calcext:value-type="float">
            <text:p>4761129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48001326" calcext:value-type="float">
            <text:p>480013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0.012417" calcext:value-type="float">
            <text:p>0.012417</text:p>
          </table:table-cell>
          <table:table-cell office:value-type="float" office:value="47006352" calcext:value-type="float">
            <text:p>470063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0.012467" calcext:value-type="float">
            <text:p>0.012467</text:p>
          </table:table-cell>
          <table:table-cell office:value-type="float" office:value="46245459" calcext:value-type="float">
            <text:p>4624545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0.012477" calcext:value-type="float">
            <text:p>0.012477</text:p>
          </table:table-cell>
          <table:table-cell office:value-type="float" office:value="48213613" calcext:value-type="float">
            <text:p>4821361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48855811" calcext:value-type="float">
            <text:p>4885581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0.012457" calcext:value-type="float">
            <text:p>0.012457</text:p>
          </table:table-cell>
          <table:table-cell office:value-type="float" office:value="47653939" calcext:value-type="float">
            <text:p>4765393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47637005" calcext:value-type="float">
            <text:p>4763700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0.012408" calcext:value-type="float">
            <text:p>0.012408</text:p>
          </table:table-cell>
          <table:table-cell office:value-type="float" office:value="47637700" calcext:value-type="float">
            <text:p>4763770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0.012387" calcext:value-type="float">
            <text:p>0.012387</text:p>
          </table:table-cell>
          <table:table-cell office:value-type="float" office:value="47252792" calcext:value-type="float">
            <text:p>4725279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.012571" calcext:value-type="float">
            <text:p>0.012571</text:p>
          </table:table-cell>
          <table:table-cell office:value-type="float" office:value="47055230" calcext:value-type="float">
            <text:p>4705523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.012586" calcext:value-type="float">
            <text:p>0.012586</text:p>
          </table:table-cell>
          <table:table-cell office:value-type="float" office:value="44978241" calcext:value-type="float">
            <text:p>449782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45551795" calcext:value-type="float">
            <text:p>4555179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.012534" calcext:value-type="float">
            <text:p>0.012534</text:p>
          </table:table-cell>
          <table:table-cell office:value-type="float" office:value="46064374" calcext:value-type="float">
            <text:p>4606437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.012561" calcext:value-type="float">
            <text:p>0.012561</text:p>
          </table:table-cell>
          <table:table-cell office:value-type="float" office:value="45930209" calcext:value-type="float">
            <text:p>4593020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46316085" calcext:value-type="float">
            <text:p>463160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.012567" calcext:value-type="float">
            <text:p>0.012567</text:p>
          </table:table-cell>
          <table:table-cell office:value-type="float" office:value="44042062" calcext:value-type="float">
            <text:p>4404206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45251849" calcext:value-type="float">
            <text:p>4525184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.012618" calcext:value-type="float">
            <text:p>0.012618</text:p>
          </table:table-cell>
          <table:table-cell office:value-type="float" office:value="45950385" calcext:value-type="float">
            <text:p>459503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46135382" calcext:value-type="float">
            <text:p>4613538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26571" calcext:value-type="float">
            <text:p>0.026571</text:p>
          </table:table-cell>
          <table:table-cell office:value-type="float" office:value="136002992" calcext:value-type="float">
            <text:p>13600299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27139" calcext:value-type="float">
            <text:p>0.027139</text:p>
          </table:table-cell>
          <table:table-cell office:value-type="float" office:value="130439568" calcext:value-type="float">
            <text:p>1304395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131376945" calcext:value-type="float">
            <text:p>13137694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27057" calcext:value-type="float">
            <text:p>0.027057</text:p>
          </table:table-cell>
          <table:table-cell office:value-type="float" office:value="132994508" calcext:value-type="float">
            <text:p>13299450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26318" calcext:value-type="float">
            <text:p>0.026318</text:p>
          </table:table-cell>
          <table:table-cell office:value-type="float" office:value="134370688" calcext:value-type="float">
            <text:p>13437068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131233648" calcext:value-type="float">
            <text:p>13123364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27179" calcext:value-type="float">
            <text:p>0.027179</text:p>
          </table:table-cell>
          <table:table-cell office:value-type="float" office:value="134099576" calcext:value-type="float">
            <text:p>13409957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27132" calcext:value-type="float">
            <text:p>0.027132</text:p>
          </table:table-cell>
          <table:table-cell office:value-type="float" office:value="132628804" calcext:value-type="float">
            <text:p>13262880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26256" calcext:value-type="float">
            <text:p>0.026256</text:p>
          </table:table-cell>
          <table:table-cell office:value-type="float" office:value="130315635" calcext:value-type="float">
            <text:p>13031563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26551" calcext:value-type="float">
            <text:p>0.026551</text:p>
          </table:table-cell>
          <table:table-cell office:value-type="float" office:value="132943853" calcext:value-type="float">
            <text:p>13294385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2629" calcext:value-type="float">
            <text:p>0.02629</text:p>
          </table:table-cell>
          <table:table-cell office:value-type="float" office:value="133509570" calcext:value-type="float">
            <text:p>1335095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26995" calcext:value-type="float">
            <text:p>0.026995</text:p>
          </table:table-cell>
          <table:table-cell office:value-type="float" office:value="134312857" calcext:value-type="float">
            <text:p>13431285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26429" calcext:value-type="float">
            <text:p>0.026429</text:p>
          </table:table-cell>
          <table:table-cell office:value-type="float" office:value="134631691" calcext:value-type="float">
            <text:p>13463169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26704" calcext:value-type="float">
            <text:p>0.026704</text:p>
          </table:table-cell>
          <table:table-cell office:value-type="float" office:value="133685793" calcext:value-type="float">
            <text:p>13368579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27376" calcext:value-type="float">
            <text:p>0.027376</text:p>
          </table:table-cell>
          <table:table-cell office:value-type="float" office:value="129983832" calcext:value-type="float">
            <text:p>12998383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26593" calcext:value-type="float">
            <text:p>0.026593</text:p>
          </table:table-cell>
          <table:table-cell office:value-type="float" office:value="132804289" calcext:value-type="float">
            <text:p>13280428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134925606" calcext:value-type="float">
            <text:p>13492560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27078" calcext:value-type="float">
            <text:p>0.027078</text:p>
          </table:table-cell>
          <table:table-cell office:value-type="float" office:value="130461298" calcext:value-type="float">
            <text:p>13046129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26229" calcext:value-type="float">
            <text:p>0.026229</text:p>
          </table:table-cell>
          <table:table-cell office:value-type="float" office:value="130491781" calcext:value-type="float">
            <text:p>13049178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26507" calcext:value-type="float">
            <text:p>0.026507</text:p>
          </table:table-cell>
          <table:table-cell office:value-type="float" office:value="133866473" calcext:value-type="float">
            <text:p>13386647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02706" calcext:value-type="float">
            <text:p>0.02706</text:p>
          </table:table-cell>
          <table:table-cell office:value-type="float" office:value="126854530" calcext:value-type="float">
            <text:p>12685453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026306" calcext:value-type="float">
            <text:p>0.026306</text:p>
          </table:table-cell>
          <table:table-cell office:value-type="float" office:value="122831856" calcext:value-type="float">
            <text:p>12283185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026384" calcext:value-type="float">
            <text:p>0.026384</text:p>
          </table:table-cell>
          <table:table-cell office:value-type="float" office:value="127166519" calcext:value-type="float">
            <text:p>12716651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026525" calcext:value-type="float">
            <text:p>0.026525</text:p>
          </table:table-cell>
          <table:table-cell office:value-type="float" office:value="123451920" calcext:value-type="float">
            <text:p>12345192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027035" calcext:value-type="float">
            <text:p>0.027035</text:p>
          </table:table-cell>
          <table:table-cell office:value-type="float" office:value="122469468" calcext:value-type="float">
            <text:p>1224694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026227" calcext:value-type="float">
            <text:p>0.026227</text:p>
          </table:table-cell>
          <table:table-cell office:value-type="float" office:value="124549090" calcext:value-type="float">
            <text:p>12454909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026306" calcext:value-type="float">
            <text:p>0.026306</text:p>
          </table:table-cell>
          <table:table-cell office:value-type="float" office:value="123069692" calcext:value-type="float">
            <text:p>12306969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031191" calcext:value-type="float">
            <text:p>0.031191</text:p>
          </table:table-cell>
          <table:table-cell office:value-type="float" office:value="120156739" calcext:value-type="float">
            <text:p>12015673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026637" calcext:value-type="float">
            <text:p>0.026637</text:p>
          </table:table-cell>
          <table:table-cell office:value-type="float" office:value="126639693" calcext:value-type="float">
            <text:p>12663969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0.026289" calcext:value-type="float">
            <text:p>0.026289</text:p>
          </table:table-cell>
          <table:table-cell office:value-type="float" office:value="122555025" calcext:value-type="float">
            <text:p>12255502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26365" calcext:value-type="float">
            <text:p>0.026365</text:p>
          </table:table-cell>
          <table:table-cell office:value-type="float" office:value="131157303" calcext:value-type="float">
            <text:p>13115730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26769" calcext:value-type="float">
            <text:p>0.026769</text:p>
          </table:table-cell>
          <table:table-cell office:value-type="float" office:value="134084015" calcext:value-type="float">
            <text:p>1340840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32271" calcext:value-type="float">
            <text:p>0.032271</text:p>
          </table:table-cell>
          <table:table-cell office:value-type="float" office:value="131142731" calcext:value-type="float">
            <text:p>13114273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32707" calcext:value-type="float">
            <text:p>0.032707</text:p>
          </table:table-cell>
          <table:table-cell office:value-type="float" office:value="133505273" calcext:value-type="float">
            <text:p>13350527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30188" calcext:value-type="float">
            <text:p>0.030188</text:p>
          </table:table-cell>
          <table:table-cell office:value-type="float" office:value="135084478" calcext:value-type="float">
            <text:p>13508447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27894" calcext:value-type="float">
            <text:p>0.027894</text:p>
          </table:table-cell>
          <table:table-cell office:value-type="float" office:value="133361879" calcext:value-type="float">
            <text:p>13336187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130088218" calcext:value-type="float">
            <text:p>13008821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26411" calcext:value-type="float">
            <text:p>0.026411</text:p>
          </table:table-cell>
          <table:table-cell office:value-type="float" office:value="135257155" calcext:value-type="float">
            <text:p>13525715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26558" calcext:value-type="float">
            <text:p>0.026558</text:p>
          </table:table-cell>
          <table:table-cell office:value-type="float" office:value="132902104" calcext:value-type="float">
            <text:p>13290210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26827" calcext:value-type="float">
            <text:p>0.026827</text:p>
          </table:table-cell>
          <table:table-cell office:value-type="float" office:value="133246170" calcext:value-type="float">
            <text:p>13324617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0.029899" calcext:value-type="float">
            <text:p>0.029899</text:p>
          </table:table-cell>
          <table:table-cell office:value-type="float" office:value="135180332" calcext:value-type="float">
            <text:p>13518033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0.029249" calcext:value-type="float">
            <text:p>0.029249</text:p>
          </table:table-cell>
          <table:table-cell office:value-type="float" office:value="134584542" calcext:value-type="float">
            <text:p>13458454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0.026513" calcext:value-type="float">
            <text:p>0.026513</text:p>
          </table:table-cell>
          <table:table-cell office:value-type="float" office:value="134475600" calcext:value-type="float">
            <text:p>13447560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0.027186" calcext:value-type="float">
            <text:p>0.027186</text:p>
          </table:table-cell>
          <table:table-cell office:value-type="float" office:value="138168052" calcext:value-type="float">
            <text:p>1381680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0.027258" calcext:value-type="float">
            <text:p>0.027258</text:p>
          </table:table-cell>
          <table:table-cell office:value-type="float" office:value="136494147" calcext:value-type="float">
            <text:p>13649414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0.026513" calcext:value-type="float">
            <text:p>0.026513</text:p>
          </table:table-cell>
          <table:table-cell office:value-type="float" office:value="136931052" calcext:value-type="float">
            <text:p>1369310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0.026446" calcext:value-type="float">
            <text:p>0.026446</text:p>
          </table:table-cell>
          <table:table-cell office:value-type="float" office:value="136860264" calcext:value-type="float">
            <text:p>13686026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0.028044" calcext:value-type="float">
            <text:p>0.028044</text:p>
          </table:table-cell>
          <table:table-cell office:value-type="float" office:value="136257139" calcext:value-type="float">
            <text:p>13625713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0.026538" calcext:value-type="float">
            <text:p>0.026538</text:p>
          </table:table-cell>
          <table:table-cell office:value-type="float" office:value="133956371" calcext:value-type="float">
            <text:p>13395637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137403628" calcext:value-type="float">
            <text:p>1374036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0.026258" calcext:value-type="float">
            <text:p>0.026258</text:p>
          </table:table-cell>
          <table:table-cell office:value-type="float" office:value="130799027" calcext:value-type="float">
            <text:p>13079902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0.026961" calcext:value-type="float">
            <text:p>0.026961</text:p>
          </table:table-cell>
          <table:table-cell office:value-type="float" office:value="134200269" calcext:value-type="float">
            <text:p>13420026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0.026332" calcext:value-type="float">
            <text:p>0.026332</text:p>
          </table:table-cell>
          <table:table-cell office:value-type="float" office:value="132357368" calcext:value-type="float">
            <text:p>1323573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0.026226" calcext:value-type="float">
            <text:p>0.026226</text:p>
          </table:table-cell>
          <table:table-cell office:value-type="float" office:value="135156441" calcext:value-type="float">
            <text:p>1351564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0.026309" calcext:value-type="float">
            <text:p>0.026309</text:p>
          </table:table-cell>
          <table:table-cell office:value-type="float" office:value="131311715" calcext:value-type="float">
            <text:p>1313117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0.027034" calcext:value-type="float">
            <text:p>0.027034</text:p>
          </table:table-cell>
          <table:table-cell office:value-type="float" office:value="133927602" calcext:value-type="float">
            <text:p>13392760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0.026242" calcext:value-type="float">
            <text:p>0.026242</text:p>
          </table:table-cell>
          <table:table-cell office:value-type="float" office:value="130882885" calcext:value-type="float">
            <text:p>13088288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0.026448" calcext:value-type="float">
            <text:p>0.026448</text:p>
          </table:table-cell>
          <table:table-cell office:value-type="float" office:value="129363547" calcext:value-type="float">
            <text:p>12936354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0.026258" calcext:value-type="float">
            <text:p>0.026258</text:p>
          </table:table-cell>
          <table:table-cell office:value-type="float" office:value="131822715" calcext:value-type="float">
            <text:p>13182271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129671789" calcext:value-type="float">
            <text:p>12967178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0.030359" calcext:value-type="float">
            <text:p>0.030359</text:p>
          </table:table-cell>
          <table:table-cell office:value-type="float" office:value="132793718" calcext:value-type="float">
            <text:p>13279371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0.027656" calcext:value-type="float">
            <text:p>0.027656</text:p>
          </table:table-cell>
          <table:table-cell office:value-type="float" office:value="129132873" calcext:value-type="float">
            <text:p>12913287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0.028778" calcext:value-type="float">
            <text:p>0.028778</text:p>
          </table:table-cell>
          <table:table-cell office:value-type="float" office:value="130670787" calcext:value-type="float">
            <text:p>13067078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0.028128" calcext:value-type="float">
            <text:p>0.028128</text:p>
          </table:table-cell>
          <table:table-cell office:value-type="float" office:value="127675404" calcext:value-type="float">
            <text:p>12767540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0.026682" calcext:value-type="float">
            <text:p>0.026682</text:p>
          </table:table-cell>
          <table:table-cell office:value-type="float" office:value="127481883" calcext:value-type="float">
            <text:p>12748188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0.027039" calcext:value-type="float">
            <text:p>0.027039</text:p>
          </table:table-cell>
          <table:table-cell office:value-type="float" office:value="131052082" calcext:value-type="float">
            <text:p>13105208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0.026292" calcext:value-type="float">
            <text:p>0.026292</text:p>
          </table:table-cell>
          <table:table-cell office:value-type="float" office:value="131395499" calcext:value-type="float">
            <text:p>13139549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0.027042" calcext:value-type="float">
            <text:p>0.027042</text:p>
          </table:table-cell>
          <table:table-cell office:value-type="float" office:value="126381961" calcext:value-type="float">
            <text:p>12638196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0.026262" calcext:value-type="float">
            <text:p>0.026262</text:p>
          </table:table-cell>
          <table:table-cell office:value-type="float" office:value="126773856" calcext:value-type="float">
            <text:p>12677385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0.027054" calcext:value-type="float">
            <text:p>0.027054</text:p>
          </table:table-cell>
          <table:table-cell office:value-type="float" office:value="128832465" calcext:value-type="float">
            <text:p>12883246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134763278" calcext:value-type="float">
            <text:p>13476327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26261" calcext:value-type="float">
            <text:p>0.026261</text:p>
          </table:table-cell>
          <table:table-cell office:value-type="float" office:value="134118028" calcext:value-type="float">
            <text:p>13411802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27105" calcext:value-type="float">
            <text:p>0.027105</text:p>
          </table:table-cell>
          <table:table-cell office:value-type="float" office:value="134946513" calcext:value-type="float">
            <text:p>13494651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26316" calcext:value-type="float">
            <text:p>0.026316</text:p>
          </table:table-cell>
          <table:table-cell office:value-type="float" office:value="131062720" calcext:value-type="float">
            <text:p>131062720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271" calcext:value-type="float">
            <text:p>0.0271</text:p>
          </table:table-cell>
          <table:table-cell office:value-type="float" office:value="132206789" calcext:value-type="float">
            <text:p>13220678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133318744" calcext:value-type="float">
            <text:p>13331874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26291" calcext:value-type="float">
            <text:p>0.026291</text:p>
          </table:table-cell>
          <table:table-cell office:value-type="float" office:value="132710382" calcext:value-type="float">
            <text:p>13271038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26262" calcext:value-type="float">
            <text:p>0.026262</text:p>
          </table:table-cell>
          <table:table-cell office:value-type="float" office:value="135307529" calcext:value-type="float">
            <text:p>13530752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26397" calcext:value-type="float">
            <text:p>0.026397</text:p>
          </table:table-cell>
          <table:table-cell office:value-type="float" office:value="134233852" calcext:value-type="float">
            <text:p>13423385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26302" calcext:value-type="float">
            <text:p>0.026302</text:p>
          </table:table-cell>
          <table:table-cell office:value-type="float" office:value="133151508" calcext:value-type="float">
            <text:p>13315150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126002291" calcext:value-type="float">
            <text:p>12600229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.026364" calcext:value-type="float">
            <text:p>0.026364</text:p>
          </table:table-cell>
          <table:table-cell office:value-type="float" office:value="128510026" calcext:value-type="float">
            <text:p>1285100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125415136" calcext:value-type="float">
            <text:p>12541513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.026696" calcext:value-type="float">
            <text:p>0.026696</text:p>
          </table:table-cell>
          <table:table-cell office:value-type="float" office:value="126725697" calcext:value-type="float">
            <text:p>12672569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.026386" calcext:value-type="float">
            <text:p>0.026386</text:p>
          </table:table-cell>
          <table:table-cell office:value-type="float" office:value="128139693" calcext:value-type="float">
            <text:p>12813969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.026333" calcext:value-type="float">
            <text:p>0.026333</text:p>
          </table:table-cell>
          <table:table-cell office:value-type="float" office:value="126431391" calcext:value-type="float">
            <text:p>12643139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.026407" calcext:value-type="float">
            <text:p>0.026407</text:p>
          </table:table-cell>
          <table:table-cell office:value-type="float" office:value="130538507" calcext:value-type="float">
            <text:p>13053850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.026408" calcext:value-type="float">
            <text:p>0.026408</text:p>
          </table:table-cell>
          <table:table-cell office:value-type="float" office:value="122898843" calcext:value-type="float">
            <text:p>122898843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.027474" calcext:value-type="float">
            <text:p>0.027474</text:p>
          </table:table-cell>
          <table:table-cell office:value-type="float" office:value="125039726" calcext:value-type="float">
            <text:p>125039726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.026352" calcext:value-type="float">
            <text:p>0.026352</text:p>
          </table:table-cell>
          <table:table-cell office:value-type="float" office:value="127168677" calcext:value-type="float">
            <text:p>127168677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27373" calcext:value-type="float">
            <text:p>0.027373</text:p>
          </table:table-cell>
          <table:table-cell office:value-type="float" office:value="130087601" calcext:value-type="float">
            <text:p>13008760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26647" calcext:value-type="float">
            <text:p>0.026647</text:p>
          </table:table-cell>
          <table:table-cell office:value-type="float" office:value="134695868" calcext:value-type="float">
            <text:p>134695868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26469" calcext:value-type="float">
            <text:p>0.026469</text:p>
          </table:table-cell>
          <table:table-cell office:value-type="float" office:value="128247239" calcext:value-type="float">
            <text:p>12824723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26596" calcext:value-type="float">
            <text:p>0.026596</text:p>
          </table:table-cell>
          <table:table-cell office:value-type="float" office:value="131383292" calcext:value-type="float">
            <text:p>131383292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26813" calcext:value-type="float">
            <text:p>0.026813</text:p>
          </table:table-cell>
          <table:table-cell office:value-type="float" office:value="133865795" calcext:value-type="float">
            <text:p>133865795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26766" calcext:value-type="float">
            <text:p>0.026766</text:p>
          </table:table-cell>
          <table:table-cell office:value-type="float" office:value="134515049" calcext:value-type="float">
            <text:p>134515049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27293" calcext:value-type="float">
            <text:p>0.027293</text:p>
          </table:table-cell>
          <table:table-cell office:value-type="float" office:value="133567841" calcext:value-type="float">
            <text:p>133567841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28532" calcext:value-type="float">
            <text:p>0.028532</text:p>
          </table:table-cell>
          <table:table-cell office:value-type="float" office:value="131722874" calcext:value-type="float">
            <text:p>13172287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130390594" calcext:value-type="float">
            <text:p>130390594</text:p>
          </table:table-cell>
        </table:table-row>
        <table:table-row table:style-name="ro1">
          <table:table-cell office:value-type="string" calcext:value-type="string">
            <text:p>vorac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26521" calcext:value-type="float">
            <text:p>0.026521</text:p>
          </table:table-cell>
          <table:table-cell office:value-type="float" office:value="130287378" calcext:value-type="float">
            <text:p>130287378</text:p>
          </table:table-cell>
        </table:table-row>
      </table:table>
      <table:named-expressions/>
      <table:database-ranges>
        <table:database-range table:name="__Anonymous_Sheet_DB__0" table:target-range-address="results_vorace.A1:results_vorace.E70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17:02:24.644075077</dc:date>
    <meta:editing-duration>PT1M14S</meta:editing-duration>
    <meta:editing-cycles>1</meta:editing-cycles>
    <meta:document-statistic meta:table-count="1" meta:cell-count="3505" meta:object-count="0"/>
    <meta:generator>LibreOffice/5.3.1.2$Linux_X86_64 LibreOffice_project/30m0$Build-2</meta:generator>
  </office:meta>
</office:document-meta>
</file>